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ubectl apply commands in order</text:h>
      <text:p text:style-name="Preformatted_20_Text"><text:bookmark text:name="LC1"/><text:span text:style-name="Source_20_Text"><text:span text:style-name="T1">kubectl apply -f mongo-secret.yaml</text:span></text:span></text:p>
      <text:p text:style-name="Preformatted_20_Text"><text:bookmark text:name="LC2"/><text:span text:style-name="Source_20_Text"><text:span text:style-name="T1">kubectl apply -f mongo.yaml</text:span></text:span></text:p>
      <text:p text:style-name="Preformatted_20_Text"><text:bookmark text:name="LC3"/><text:span text:style-name="Source_20_Text"><text:span text:style-name="T1">kubectl apply -f mongo-configmap.yaml</text:span></text:span></text:p>
      <text:p text:style-name="P1"><text:bookmark text:name="LC4"/><text:span text:style-name="Source_20_Text"><text:span text:style-name="T1">kubectl apply -f mongo-express.yaml</text:span></text:span></text:p>
      <text:h text:style-name="Heading_20_3" text:outline-level="3"><text:bookmark text:name="user-content-kubectl-get-commands"/>kubectl get commands</text:h>
      <text:p text:style-name="Preformatted_20_Text"><text:bookmark text:name="LC11"/><text:span text:style-name="Source_20_Text"><text:span text:style-name="T1">kubectl get pod</text:span></text:span></text:p>
      <text:p text:style-name="Preformatted_20_Text"><text:bookmark text:name="LC21"/><text:span text:style-name="Source_20_Text"><text:span text:style-name="T1">kubectl get pod --watch</text:span></text:span></text:p>
      <text:p text:style-name="Preformatted_20_Text"><text:bookmark text:name="LC31"/><text:span text:style-name="Source_20_Text"><text:span text:style-name="T1">kubectl get pod -o wide</text:span></text:span></text:p>
      <text:p text:style-name="Preformatted_20_Text"><text:bookmark text:name="LC41"/><text:span text:style-name="Source_20_Text"><text:span text:style-name="T1">kubectl get service</text:span></text:span></text:p>
      <text:p text:style-name="Preformatted_20_Text"><text:bookmark text:name="LC5"/><text:span text:style-name="Source_20_Text"><text:span text:style-name="T1">kubectl get secret</text:span></text:span></text:p>
      <text:p text:style-name="P1"><text:bookmark text:name="LC6"/><text:span text:style-name="Source_20_Text"><text:span text:style-name="T1">kubectl get all | grep mongodb</text:span></text:span></text:p>
      <text:h text:style-name="Heading_20_3" text:outline-level="3"><text:bookmark text:name="user-content-kubectl-debugging-commands"/>kubectl debugging commands</text:h>
      <text:p text:style-name="Preformatted_20_Text"><text:bookmark text:name="LC12"/><text:span text:style-name="Source_20_Text"><text:span text:style-name="T1">kubectl describe pod mongodb-deployment-xxxxxx</text:span></text:span></text:p>
      <text:p text:style-name="Preformatted_20_Text"><text:bookmark text:name="LC22"/><text:span text:style-name="Source_20_Text"><text:span text:style-name="T1">kubectl describe service mongodb-service</text:span></text:span></text:p>
      <text:p text:style-name="P1"><text:bookmark text:name="LC32"/><text:span text:style-name="Source_20_Text"><text:span text:style-name="T1">kubectl logs mongo-express-xxxxxx</text:span></text:span></text:p>
      <text:h text:style-name="Heading_20_3" text:outline-level="3"><text:bookmark text:name="user-content-give-a-url-to-external-service-in-minikube"/>give a URL to external service in minikube</text:h>
      <text:p text:style-name="P1"><text:bookmark text:name="LC13"/><text:span text:style-name="Source_20_Text"><text:span text:style-name="T1">minikube service mongo-express-service</text:span></text:span></text:p>
      <text:p text:style-name="Standard"/>
      <text:p text:style-name="Standard">kubectl get namespace</text:p>
      <text:p text:style-name="Standard"/>
      <text:p text:style-name="Standard">kubectl cluster-info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2:00:49.393936191</meta:creation-date>
    <dc:date>2022-09-22T13:33:57.862114052</dc:date>
    <meta:editing-duration>PT1H26M1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79" meta:character-count="578" meta:non-whitespace-character-count="520"/>
  </office:meta>
</office:document-meta>
</file>